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color="#242424"/>
    </style:style>
    <style:style style:name="co1" style:family="table-column">
      <style:table-column-properties fo:break-before="auto" style:column-width="4.16983333333333cm"/>
    </style:style>
    <style:style style:name="co2" style:family="table-column">
      <style:table-column-properties fo:break-before="auto" style:column-width="2.286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date" office:date-value="2023-11-28T00:00:00" table:style-name="ce2">
            <text:p>28-11-2023</text:p>
          </table:table-cell>
          <table:table-cell office:value-type="string" table:style-name="ce1">
            <text:p>planne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7-11-2023 tot 5-12-2023</text:p>
          </table:table-cell>
          <table:table-cell office:value-type="string" table:style-name="ce3">
            <text:p>Wirefr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-12-2023 tot 11-12-2023</text:p>
          </table:table-cell>
          <table:table-cell office:value-type="string" table:style-name="ce1">
            <text:p>proggramere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dennis ton</meta:initial-creator>
    <dc:creator>dennis ton</dc:creator>
    <meta:creation-date>2023-11-28T09:24:09Z</meta:creation-date>
    <dc:date>2023-11-28T09:30:33Z</dc:date>
  </office:meta>
</office:document-meta>
</file>